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IERS</text:p>
          </table:table-cell>
          <table:table-cell office:value-type="string" calcext:value-type="string">
            <text:p>CRS</text:p>
          </table:table-cell>
        </table:table-row>
        <table:table-row table:style-name="ro1">
          <table:table-cell office:value-type="string" calcext:value-type="string">
            <text:p>EXP 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5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5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6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6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7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7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8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8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9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9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9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1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0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0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0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0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0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2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2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1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2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1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3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1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4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1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4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4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5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5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1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6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1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7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7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1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1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7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8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8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8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8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1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9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1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9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1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19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1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1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1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0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0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20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2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2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2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2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3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2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4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5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5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5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5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6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6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7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8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8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28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8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9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29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29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2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9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2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29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2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3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2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2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2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3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3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3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3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34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4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4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4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4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5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5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5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5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6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3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6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7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7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7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7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3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9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39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39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3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3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3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39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39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2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2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3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39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5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5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5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6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6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4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6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6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6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7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 4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7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7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 48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8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8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8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 4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49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49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P 49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P 49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 4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 49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P 49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 4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 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C101" table:display-filter-buttons="tru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0:53:17.187246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3:55:24.805723352</meta:creation-date>
    <dc:date>2024-10-26T11:03:17.360011447</dc:date>
    <meta:editing-duration>PT2H14M1S</meta:editing-duration>
    <meta:editing-cycles>6</meta:editing-cycles>
    <meta:generator>LibreOffice/24.2.6.2$Linux_X86_64 LibreOffice_project/420$Build-2</meta:generator>
    <meta:document-statistic meta:table-count="2" meta:cell-count="1515" meta:object-count="0"/>
  </office:meta>
</office:document-meta>
</file>